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409cm" svg:height="0.896cm" svg:x="10.248cm" svg:y="14.202cm" svg:viewBox="0 0 410 897" draw:points="0,401 410,4 399,0 410,495 4,897">
            <text:p/>
          </draw:polygon>
          <draw:polygon draw:style-name="gr1" draw:text-style-name="P1" draw:layer="layout" svg:width="0.204cm" svg:height="0.696cm" svg:x="10.747cm" svg:y="14.905cm" svg:viewBox="0 0 205 697" draw:points="0,201 205,4 194,0 205,495 8,697">
            <text:p/>
          </draw:polygon>
          <draw:polygon draw:style-name="gr1" draw:text-style-name="P1" draw:layer="layout" svg:width="0.607cm" svg:height="2.086cm" svg:x="11.25cm" svg:y="14.009cm" svg:viewBox="0 0 608 2087" draw:points="608,0 608,1499 4,2087 0,1592 202,1387 198,887 403,697 407,190">
            <text:p/>
          </draw:polygon>
          <draw:polygon draw:style-name="gr2" draw:text-style-name="P2" draw:layer="layout" svg:width="0.7cm" svg:height="0.211cm" svg:x="10.754cm" svg:y="15.393cm" svg:viewBox="0 0 701 212" draw:points="0,209 207,0 701,0 485,212 483,209 489,209">
            <text:p/>
          </draw:polygon>
          <draw:polygon draw:style-name="gr2" draw:text-style-name="P2" draw:layer="layout" svg:width="1.4cm" svg:height="0.416cm" svg:x="10.255cm" svg:y="14.692cm" svg:viewBox="0 0 1401 417" draw:points="0,417 405,0 1401,4 1200,209 681,209 499,410">
            <text:p/>
          </draw:polygon>
          <draw:polygon draw:style-name="gr2" draw:text-style-name="P2" draw:layer="layout" svg:width="2.108cm" svg:height="0.61cm" svg:x="9.741cm" svg:y="13.991cm" svg:viewBox="0 0 2109 611" draw:points="0,611 618,0 2109,7 1908,209 894,209 507,611">
            <text:p/>
          </draw:polygon>
          <draw:line draw:style-name="gr3" draw:text-style-name="P3" draw:layer="layout" svg:x1="11.254cm" svg:y1="16.099cm" svg:x2="9.754cm" svg:y2="16.099cm">
            <text:p/>
          </draw:line>
          <draw:line draw:style-name="gr3" draw:text-style-name="P3" draw:layer="layout" svg:x1="9.754cm" svg:y1="14.599cm" svg:x2="9.754cm" svg:y2="16.099cm">
            <text:p/>
          </draw:line>
          <draw:line draw:style-name="gr3" draw:text-style-name="P3" draw:layer="layout" svg:x1="11.254cm" svg:y1="15.599cm" svg:x2="9.754cm" svg:y2="15.599cm">
            <text:p/>
          </draw:line>
          <draw:line draw:style-name="gr3" draw:text-style-name="P3" draw:layer="layout" svg:x1="10.754cm" svg:y1="15.099cm" svg:x2="9.754cm" svg:y2="15.099cm">
            <text:p/>
          </draw:line>
          <draw:line draw:style-name="gr3" draw:text-style-name="P3" draw:layer="layout" svg:x1="10.254cm" svg:y1="14.599cm" svg:x2="9.754cm" svg:y2="14.599cm">
            <text:p/>
          </draw:line>
          <draw:line draw:style-name="gr3" draw:text-style-name="P3" draw:layer="layout" svg:x1="10.254cm" svg:y1="14.599cm" svg:x2="10.254cm" svg:y2="16.099cm">
            <text:p/>
          </draw:line>
          <draw:line draw:style-name="gr3" draw:text-style-name="P3" draw:layer="layout" svg:x1="10.754cm" svg:y1="15.099cm" svg:x2="10.754cm" svg:y2="16.099cm">
            <text:p/>
          </draw:line>
          <draw:line draw:style-name="gr3" draw:text-style-name="P3" draw:layer="layout" svg:x1="11.254cm" svg:y1="15.599cm" svg:x2="11.254cm" svg:y2="16.099cm">
            <text:p/>
          </draw:line>
          <draw:line draw:style-name="gr3" draw:text-style-name="P3" draw:layer="layout" svg:x1="10.454cm" svg:y1="14.397cm" svg:x2="9.954cm" svg:y2="14.397cm">
            <text:p/>
          </draw:line>
          <draw:line draw:style-name="gr3" draw:text-style-name="P3" draw:layer="layout" svg:x1="11.654cm" svg:y1="14.199cm" svg:x2="10.154cm" svg:y2="14.199cm">
            <text:p/>
          </draw:line>
          <draw:line draw:style-name="gr3" draw:text-style-name="P3" draw:layer="layout" svg:x1="11.854cm" svg:y1="13.999cm" svg:x2="10.354cm" svg:y2="13.999cm">
            <text:p/>
          </draw:line>
          <draw:line draw:style-name="gr3" draw:text-style-name="P3" draw:layer="layout" svg:x1="9.754cm" svg:y1="14.599cm" svg:x2="10.354cm" svg:y2="13.999cm">
            <text:p/>
          </draw:line>
          <draw:line draw:style-name="gr3" draw:text-style-name="P3" draw:layer="layout" svg:x1="10.254cm" svg:y1="14.599cm" svg:x2="10.854cm" svg:y2="13.999cm">
            <text:p/>
          </draw:line>
          <draw:line draw:style-name="gr3" draw:text-style-name="P3" draw:layer="layout" svg:x1="10.254cm" svg:y1="15.097cm" svg:x2="10.654cm" svg:y2="14.697cm">
            <text:p/>
          </draw:line>
          <draw:line draw:style-name="gr3" draw:text-style-name="P3" draw:layer="layout" svg:x1="10.454cm" svg:y1="14.397cm" svg:x2="10.454cm" svg:y2="14.897cm">
            <text:p/>
          </draw:line>
          <draw:line draw:style-name="gr3" draw:text-style-name="P3" draw:layer="layout" svg:x1="10.654cm" svg:y1="14.199cm" svg:x2="10.654cm" svg:y2="14.699cm">
            <text:p/>
          </draw:line>
          <draw:line draw:style-name="gr3" draw:text-style-name="P3" draw:layer="layout" svg:x1="10.754cm" svg:y1="15.097cm" svg:x2="11.154cm" svg:y2="14.697cm">
            <text:p/>
          </draw:line>
          <draw:line draw:style-name="gr3" draw:text-style-name="P3" draw:layer="layout" svg:x1="11.454cm" svg:y1="14.898cm" svg:x2="10.454cm" svg:y2="14.898cm">
            <text:p/>
          </draw:line>
          <draw:line draw:style-name="gr3" draw:text-style-name="P3" draw:layer="layout" svg:x1="11.654cm" svg:y1="14.697cm" svg:x2="10.654cm" svg:y2="14.697cm">
            <text:p/>
          </draw:line>
          <draw:line draw:style-name="gr3" draw:text-style-name="P3" draw:layer="layout" svg:x1="11.154cm" svg:y1="14.199cm" svg:x2="11.154cm" svg:y2="14.699cm">
            <text:p/>
          </draw:line>
          <draw:line draw:style-name="gr3" draw:text-style-name="P3" draw:layer="layout" svg:x1="11.654cm" svg:y1="14.199cm" svg:x2="11.654cm" svg:y2="15.699cm">
            <text:p/>
          </draw:line>
          <draw:line draw:style-name="gr3" draw:text-style-name="P3" draw:layer="layout" svg:x1="11.154cm" svg:y1="14.199cm" svg:x2="11.354cm" svg:y2="13.999cm">
            <text:p/>
          </draw:line>
          <draw:line draw:style-name="gr3" draw:text-style-name="P3" draw:layer="layout" svg:x1="11.654cm" svg:y1="14.199cm" svg:x2="11.854cm" svg:y2="13.999cm">
            <text:p/>
          </draw:line>
          <draw:line draw:style-name="gr3" draw:text-style-name="P3" draw:layer="layout" svg:x1="11.454cm" svg:y1="14.899cm" svg:x2="11.854cm" svg:y2="14.499cm">
            <text:p/>
          </draw:line>
          <draw:line draw:style-name="gr3" draw:text-style-name="P3" draw:layer="layout" svg:x1="11.254cm" svg:y1="15.599cm" svg:x2="11.854cm" svg:y2="14.999cm">
            <text:p/>
          </draw:line>
          <draw:line draw:style-name="gr3" draw:text-style-name="P3" draw:layer="layout" svg:x1="11.854cm" svg:y1="13.999cm" svg:x2="11.854cm" svg:y2="15.499cm">
            <text:p/>
          </draw:line>
          <draw:line draw:style-name="gr3" draw:text-style-name="P3" draw:layer="layout" svg:x1="11.254cm" svg:y1="16.099cm" svg:x2="11.854cm" svg:y2="15.499cm">
            <text:p/>
          </draw:line>
          <draw:line draw:style-name="gr3" draw:text-style-name="P3" draw:layer="layout" svg:x1="11.454cm" svg:y1="14.898cm" svg:x2="11.454cm" svg:y2="15.898cm">
            <text:p/>
          </draw:line>
          <draw:line draw:style-name="gr3" draw:text-style-name="P3" draw:layer="layout" svg:x1="10.954cm" svg:y1="14.898cm" svg:x2="10.954cm" svg:y2="15.398cm">
            <text:p/>
          </draw:line>
          <draw:line draw:style-name="gr3" draw:text-style-name="P3" draw:layer="layout" svg:x1="11.454cm" svg:y1="15.399cm" svg:x2="10.954cm" svg:y2="15.399cm">
            <text:p/>
          </draw:line>
          <draw:line draw:style-name="gr3" draw:text-style-name="P3" draw:layer="layout" svg:x1="10.754cm" svg:y1="15.599cm" svg:x2="10.954cm" svg:y2="15.3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3:34:27.563182840</meta:creation-date>
    <dc:date>2018-05-18T13:34:46.739223490</dc:date>
    <meta:editing-duration>PT19S</meta:editing-duration>
    <meta:editing-cycles>1</meta:editing-cycles>
    <meta:document-statistic meta:object-count="38"/>
    <meta:generator>LibreOffice/6.0.0.3$MacOSX_X86_64 LibreOffice_project/64a0f66915f38c6217de274f0aa8e15618924765</meta:generator>
  </office:meta>
</office:document-meta>
</file>